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officeooo:rsid="00149e75" officeooo:paragraph-rsid="001dbdc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1dbdce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officeooo:rsid="0015b934" officeooo:paragraph-rsid="001dbdc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dbdce" officeooo:paragraph-rsid="001dbdce" style:font-weight-asian="bold" style:font-weight-complex="bold"/>
    </style:style>
    <style:style style:name="P5" style:family="paragraph" style:parent-style-name="Standard">
      <style:text-properties style:font-name="Arial" fo:font-weight="bold" officeooo:rsid="001e2ef5" officeooo:paragraph-rsid="001e2ef5" style:font-weight-asian="bold" style:font-weight-complex="bold"/>
    </style:style>
    <style:style style:name="P6" style:family="paragraph" style:parent-style-name="Standard">
      <style:text-properties style:font-name="Arial" fo:font-weight="bold" officeooo:rsid="001f7cf2" officeooo:paragraph-rsid="001f7cf2" style:font-weight-asian="bold" style:font-weight-complex="bold"/>
    </style:style>
    <style:style style:name="P7" style:family="paragraph" style:parent-style-name="Standard">
      <style:text-properties style:font-name="Arial" fo:font-weight="bold" officeooo:rsid="0035ad6d" officeooo:paragraph-rsid="0052f39a" style:font-weight-asian="bold" style:font-weight-complex="bold"/>
    </style:style>
    <style:style style:name="P8" style:family="paragraph" style:parent-style-name="Standard">
      <style:text-properties style:font-name="Arial" fo:font-weight="bold" officeooo:rsid="002de5c0" officeooo:paragraph-rsid="0052f39a" style:font-weight-asian="bold" style:font-weight-complex="bold"/>
    </style:style>
    <style:style style:name="P9" style:family="paragraph" style:parent-style-name="Standard">
      <style:text-properties style:font-name="Arial" fo:font-weight="bold" officeooo:rsid="0052bbfd" officeooo:paragraph-rsid="0052bbfd" style:font-weight-asian="bold" style:font-weight-complex="bold"/>
    </style:style>
    <style:style style:name="P10" style:family="paragraph" style:parent-style-name="Standard">
      <style:text-properties style:font-name="Arial" fo:font-weight="bold" officeooo:rsid="0036496c" officeooo:paragraph-rsid="00547faa" style:font-weight-asian="bold" style:font-weight-complex="bold"/>
    </style:style>
    <style:style style:name="P11" style:family="paragraph" style:parent-style-name="Standard">
      <style:text-properties style:font-name="Arial" fo:font-weight="bold" officeooo:rsid="005d267e" officeooo:paragraph-rsid="005d267e" style:font-weight-asian="bold" style:font-weight-complex="bold"/>
    </style:style>
    <style:style style:name="P12" style:family="paragraph" style:parent-style-name="Standard">
      <style:text-properties style:font-name="Arial" fo:font-weight="bold" officeooo:rsid="0025725b" officeooo:paragraph-rsid="00560d30" style:font-weight-asian="bold" style:font-weight-complex="bold"/>
    </style:style>
    <style:style style:name="P13" style:family="paragraph" style:parent-style-name="Standard">
      <style:text-properties style:font-name="Arial" officeooo:rsid="00149e75" officeooo:paragraph-rsid="001dbdce"/>
    </style:style>
    <style:style style:name="P14" style:family="paragraph" style:parent-style-name="Standard">
      <style:text-properties style:font-name="Arial" officeooo:rsid="0015b934" officeooo:paragraph-rsid="001dbdce"/>
    </style:style>
    <style:style style:name="P15" style:family="paragraph" style:parent-style-name="Standard">
      <style:text-properties style:font-name="Arial" officeooo:rsid="001e2ef5" officeooo:paragraph-rsid="001dbdce"/>
    </style:style>
    <style:style style:name="P16" style:family="paragraph" style:parent-style-name="Standard">
      <style:text-properties style:font-name="Arial" officeooo:rsid="001e2ef5" officeooo:paragraph-rsid="001e2ef5"/>
    </style:style>
    <style:style style:name="P17" style:family="paragraph" style:parent-style-name="Standard">
      <style:text-properties style:font-name="Arial" officeooo:rsid="001f7cf2" officeooo:paragraph-rsid="001f7cf2"/>
    </style:style>
    <style:style style:name="P18" style:family="paragraph" style:parent-style-name="Standard">
      <style:text-properties style:font-name="Arial" officeooo:rsid="001f7cf2" officeooo:paragraph-rsid="0038334d"/>
    </style:style>
    <style:style style:name="P19" style:family="paragraph" style:parent-style-name="Standard">
      <style:text-properties style:font-name="Arial" officeooo:rsid="0025725b" officeooo:paragraph-rsid="00560d30"/>
    </style:style>
    <style:style style:name="P20" style:family="paragraph" style:parent-style-name="Standard">
      <style:text-properties style:font-name="Arial" fo:font-weight="normal" officeooo:rsid="002e2f28" officeooo:paragraph-rsid="0052f39a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2e2f28" officeooo:paragraph-rsid="00547faa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35ad6d" officeooo:paragraph-rsid="0052f39a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36496c" officeooo:paragraph-rsid="00547faa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342227" officeooo:paragraph-rsid="00547faa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547faa" officeooo:paragraph-rsid="00547faa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52bbfd" officeooo:paragraph-rsid="0052bbfd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2de5c0" officeooo:paragraph-rsid="002de5c0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52f39a" officeooo:paragraph-rsid="0052f39a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583920" officeooo:paragraph-rsid="00583920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59f2de" officeooo:paragraph-rsid="0059f2de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5b5310" officeooo:paragraph-rsid="005b5310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5d267e" officeooo:paragraph-rsid="005d267e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5550ba" officeooo:paragraph-rsid="00547faa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5e2073" officeooo:paragraph-rsid="005e2073" style:font-weight-asian="normal" style:font-weight-complex="normal"/>
    </style:style>
    <style:style style:name="P35" style:family="paragraph" style:parent-style-name="Standard">
      <style:text-properties style:font-name="Arial" officeooo:rsid="00342227" officeooo:paragraph-rsid="00547faa"/>
    </style:style>
    <style:style style:name="P36" style:family="paragraph" style:parent-style-name="Standard">
      <style:text-properties style:font-name="Arial" officeooo:rsid="003a1e5e" officeooo:paragraph-rsid="003a1e5e"/>
    </style:style>
    <style:style style:name="P37" style:family="paragraph" style:parent-style-name="Standard">
      <style:text-properties style:font-name="Arial" fo:font-size="12pt" fo:font-weight="normal" officeooo:rsid="003a1e5e" officeooo:paragraph-rsid="003a1e5e" style:font-size-asian="12pt" style:font-weight-asian="normal" style:font-size-complex="12pt" style:font-weight-complex="normal"/>
    </style:style>
    <style:style style:name="P38" style:family="paragraph" style:parent-style-name="Standard">
      <style:text-properties officeooo:paragraph-rsid="001dbdce"/>
    </style:style>
    <style:style style:name="P39" style:family="paragraph" style:parent-style-name="Standard">
      <style:text-properties officeooo:paragraph-rsid="0038334d"/>
    </style:style>
    <style:style style:name="P40" style:family="paragraph" style:parent-style-name="Standard">
      <style:text-properties fo:font-weight="bold" officeooo:rsid="003a1e5e" officeooo:paragraph-rsid="003a1e5e" style:font-weight-asian="bold" style:font-weight-complex="bold"/>
    </style:style>
    <style:style style:name="P41" style:family="paragraph" style:parent-style-name="Standard">
      <style:text-properties officeooo:paragraph-rsid="005ec1ac"/>
    </style:style>
    <style:style style:name="P42" style:family="paragraph" style:parent-style-name="Standard">
      <style:paragraph-properties fo:break-before="page"/>
      <style:text-properties style:font-name="Arial" fo:font-weight="bold" officeooo:rsid="0052bbfd" officeooo:paragraph-rsid="0052bbfd" style:font-weight-asian="bold" style:font-weight-complex="bold"/>
    </style:style>
    <style:style style:name="P43" style:family="paragraph" style:parent-style-name="Standard">
      <style:paragraph-properties fo:break-before="page"/>
      <style:text-properties style:font-name="Arial" fo:font-weight="bold" officeooo:rsid="00547faa" officeooo:paragraph-rsid="00547faa" style:font-weight-asian="bold" style:font-weight-complex="bold"/>
    </style:style>
    <style:style style:name="P44" style:family="paragraph" style:parent-style-name="Standard">
      <style:text-properties style:font-name="Arial" fo:font-weight="normal" officeooo:rsid="00583920" officeooo:paragraph-rsid="00583920" fo:background-color="#f7d1d5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59f2de" officeooo:paragraph-rsid="0059f2de" fo:background-color="#f7d1d5" style:font-weight-asian="normal" style:font-weight-complex="normal"/>
    </style:style>
    <style:style style:name="P46" style:family="paragraph">
      <loext:graphic-properties draw:opacity="0%"/>
    </style:style>
    <style:style style:name="T1" style:family="text">
      <style:text-properties officeooo:rsid="002e36c9"/>
    </style:style>
    <style:style style:name="T2" style:family="text">
      <style:text-properties officeooo:rsid="001dbdce"/>
    </style:style>
    <style:style style:name="T3" style:family="text">
      <style:text-properties style:font-name="Arial"/>
    </style:style>
    <style:style style:name="T4" style:family="text">
      <style:text-properties style:font-name="Arial" officeooo:rsid="003805a2"/>
    </style:style>
    <style:style style:name="T5" style:family="text">
      <style:text-properties style:font-name="Arial" officeooo:rsid="001e2ef5"/>
    </style:style>
    <style:style style:name="T6" style:family="text">
      <style:text-properties style:font-name="Arial" officeooo:rsid="001f7cf2"/>
    </style:style>
    <style:style style:name="T7" style:family="text">
      <style:text-properties style:font-name="Arial" officeooo:rsid="0038334d"/>
    </style:style>
    <style:style style:name="T8" style:family="text">
      <style:text-properties style:font-name="Arial" officeooo:rsid="005ec1ac"/>
    </style:style>
    <style:style style:name="T9" style:family="text">
      <style:text-properties style:font-name="Arial" officeooo:rsid="003a1e5e"/>
    </style:style>
    <style:style style:name="T10" style:family="text">
      <style:text-properties style:font-name="Arial" officeooo:rsid="00608f82"/>
    </style:style>
    <style:style style:name="T11" style:family="text">
      <style:text-properties officeooo:rsid="0036496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de5c0" style:font-weight-asian="normal" style:font-weight-complex="normal"/>
    </style:style>
    <style:style style:name="T14" style:family="text">
      <style:text-properties fo:font-weight="normal" officeooo:rsid="004901de" style:font-weight-asian="normal" style:font-weight-complex="normal"/>
    </style:style>
    <style:style style:name="T15" style:family="text">
      <style:text-properties fo:font-weight="normal" officeooo:rsid="005e2073" style:font-weight-asian="normal" style:font-weight-complex="normal"/>
    </style:style>
    <style:style style:name="T16" style:family="text">
      <style:text-properties fo:font-weight="normal" officeooo:rsid="00560d30" style:font-weight-asian="normal" style:font-weight-complex="normal"/>
    </style:style>
    <style:style style:name="T17" style:family="text">
      <style:text-properties officeooo:rsid="0052f39a"/>
    </style:style>
    <style:style style:name="T18" style:family="text">
      <style:text-properties officeooo:rsid="00583920"/>
    </style:style>
    <style:style style:name="T19" style:family="text">
      <style:text-properties officeooo:rsid="005d267e"/>
    </style:style>
    <style:style style:name="T20" style:family="text">
      <style:text-properties officeooo:rsid="005e2073"/>
    </style:style>
    <style:style style:name="T21" style:family="text">
      <style:text-properties officeooo:rsid="006157cb"/>
    </style:style>
    <style:style style:name="gr1" style:family="graphic">
      <style:graphic-properties svg:stroke-width="0.049cm" svg:stroke-color="#000000" draw:marker-start-width="0.42cm" draw:marker-end-width="0.42cm" draw:opacity="0%" draw:textarea-horizontal-align="justify" draw:textarea-vertical-align="middle" draw:auto-grow-height="false" fo:min-height="10.927cm" fo:min-width="17.806cm" fo:padding-top="0.023cm" fo:padding-bottom="0.023cm" fo:padding-left="0.023cm" fo:padding-right="0.02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 <text:span text:style-name="T1">Fall</text:span>: CPSC 240</text:p>
      <text:p text:style-name="P2"><text:span text:style-name="T1">Practice </text:span>Assignment <text:span text:style-name="T2">3</text:span></text:p>
      <text:p text:style-name="P4">Analysis of Triangles by GDB</text:p>
      <text:p text:style-name="P13"/>
      <text:p text:style-name="P13"/>
      <text:p text:style-name="P3">Preface</text:p>
      <text:p text:style-name="P14"/>
      <text:p text:style-name="P38"><text:span text:style-name="T4">In the previous</text:span><text:span text:style-name="T5"> assignment you developed <text:s text:c="2"/>a program that computed the area and the hypotenuse of any right triangle. <text:s/>We now extend that program in two ways. <text:s/>Obviously you need a working Assignment 2 in order to work on Assignment 3.</text:span></text:p>
      <text:p text:style-name="P15"/>
      <text:p text:style-name="P15"/>
      <text:p text:style-name="P5">Purpose</text:p>
      <text:p text:style-name="P16"/>
      <text:p text:style-name="P16">There are two key reason for this assignment 3. <text:s/>One is to eliminate negative inputs because the length of a side of a triangle cannot be negative and cannot be zero. <text:s/>The second purpose is to learn how to use GDB. <text:s text:c="2"/>GDB will appear in future assignments. <text:s/>This is the first step toward learning that tool.</text:p>
      <text:p text:style-name="P16"/>
      <text:p text:style-name="P16"/>
      <text:p text:style-name="P6">Requirements</text:p>
      <text:p text:style-name="P17"/>
      <text:p text:style-name="P39"><text:span text:style-name="T6">Begin with the bash file of assignment 2 and modify it to run in GDB mode. <text:s/>Save the modified file with a name that ends in ‘g’. <text:s/>For example, if the bash file in assignment 2 was named r.sh, the the bash file of assignment 3 will be named rg.sh. <text:s/></text:span><text:span text:style-name="T7">This naming convention helps distinguish between the two bash file that accompany the same program.</text:span></text:p>
      <text:p text:style-name="P18"/>
      <text:p text:style-name="P18"/>
      <text:p text:style-name="P40"><text:span text:style-name="T6">R</text:span><text:span text:style-name="T3">esource</text:span><text:span text:style-name="T8">s for gdb</text:span></text:p>
      <text:p text:style-name="P36"/>
      <text:p text:style-name="P41"><text:span text:style-name="T9">G</text:span><text:span text:style-name="T8">db knowledge is a valuable skill. <text:s/>You should include it in your resume along with other skills such as programming languages. <text:s/></text:span><text:span text:style-name="T10">There are some websites about gdb worth visiting. <text:s/>Try the following.</text:span></text:p>
      <text:p text:style-name="P36"/>
      <text:p text:style-name="P36">http://www.gdbtutorial.com/</text:p>
      <text:p text:style-name="P37"/>
      <text:p text:style-name="P37">https://visualgdb.com/gdbreference/commands/</text:p>
      <text:p text:style-name="P36"/>
      <text:p text:style-name="P18">http://www.cs.umd.edu/~srhuang/teaching/cmsc212/gdb-tutorial-handout.pdf</text:p>
      <text:p text:style-name="P18"/>
      <text:p text:style-name="P42">Test <text:span text:style-name="T17">C</text:span>ase #1</text:p>
      <text:p text:style-name="P26"/>
      <text:p text:style-name="P26">1. <text:s/>Run the program (Assignment 2) in GDB mode.</text:p>
      <text:p text:style-name="P26"/>
      <text:p text:style-name="P26">2. <text:s/>Place a break on the C main function at main.</text:p>
      <text:p text:style-name="P26"/>
      <text:p text:style-name="P9"><text:span text:style-name="T12">3. <text:s/></text:span><text:span text:style-name="T13">Place a break on the C main function at the statement which outputs “If errors are ….”</text:span></text:p>
      <text:p text:style-name="P27"/>
      <text:p text:style-name="P26">4. <text:s/>Show all the breaks in place.</text:p>
      <text:p text:style-name="P26"/>
      <text:p text:style-name="P26">5. <text:s/>Begin execution of the triangle program</text:p>
      <text:p text:style-name="P26"/>
      <text:p text:style-name="P26">6. <text:s/>Use the “c” command to advance to the break set in step 6 above</text:p>
      <text:p text:style-name="P26"/>
      <text:p text:style-name="P28">7. <text:s/>Pause here. <text:s/>Output the contents of rbp in hex</text:p>
      <text:p text:style-name="P28"/>
      <text:p text:style-name="P28">8 <text:s/>Output the contents of rsp in hex</text:p>
      <text:p text:style-name="P28"/>
      <text:p text:style-name="P28">9. <text:s/>Output the size of the current activation record measured in qword. <text:s/>The output is a decimal integer.</text:p>
      <text:p text:style-name="P28"/>
      <text:p text:style-name="P28">10. <text:s/>Slowly use the “c” command repeatedly until you receive the message that the program is no longer executing.</text:p>
      <text:p text:style-name="P28"/>
      <text:p text:style-name="P28">11. <text:s/>Use the “q” command to exit from the gdb system.</text:p>
      <text:p text:style-name="P28"/>
      <text:p text:style-name="P28"/>
      <text:p text:style-name="P7">Prepare the indirection file for Test Case #1</text:p>
      <text:p text:style-name="P20"/>
      <text:p text:style-name="P22"><text:span text:style-name="T12">Create a text file with a name such as triangle</text:span><text:span text:style-name="T17">1</text:span><text:span text:style-name="T12">.txt. <text:s/>In that file place all the commands and data previously inputted from the keyboard. <text:s/>When you run the program interactively </text:span><text:span text:style-name="T11">there are places you need to press the enter key. <text:s/>Pressing the enter key marks the end of a “line of input”. <text:s/>Use those key presses as a model to create the indirection file. <text:s/>In principle, one physical line in the text file holds the data of one line of keyboard inputs.</text:span></text:p>
      <text:p text:style-name="P28"/>
      <text:p text:style-name="P28"/>
      <text:p text:style-name="P10">Run the program in batch mode</text:p>
      <text:p text:style-name="P21"/>
      <text:p text:style-name="P23">Let’s suppose the name of your indirection file is something.txt. <text:s/>Then enter one of the following commands. <text:s/>They both (should) work equally well.</text:p>
      <text:p text:style-name="P23"/>
      <text:p text:style-name="P35"><text:tab/><text:tab/><text:tab/>./r.sh &lt; <text:span text:style-name="T11">something</text:span>.txt</text:p>
      <text:p text:style-name="P35">or</text:p>
      <text:p text:style-name="P24"><text:tab/><text:tab/><text:tab/>sh r.sh &lt; <text:span text:style-name="T11">something</text:span>.txt</text:p>
      <text:p text:style-name="P24"/>
      <text:p text:style-name="P25">The assignment 3 program should run to completion with no inputs from the keyboard.</text:p>
      <text:p text:style-name="P8"/>
      <text:p text:style-name="P43">Test Case #2 <text:s/><text:span text:style-name="T18">[Revised 2021-Oct-06]</text:span></text:p>
      <text:p text:style-name="P25"><draw:custom-shape text:anchor-type="paragraph" draw:z-index="0" draw:name="Shape1" draw:style-name="gr1" draw:text-style-name="P46" svg:width="17.807cm" svg:height="10.928cm" svg:x="-0.148cm" svg:y="0.243cm"><text:p/><draw:enhanced-geometry svg:viewBox="0 0 21600 21600" draw:type="rectangle" draw:enhanced-path="M 0 0 L 21600 0 21600 21600 0 21600 0 0 Z N"/></draw:custom-shape></text:p>
      <text:p text:style-name="P44">Lesson learned. <text:s/>To everyone enrolled in this class.</text:p>
      <text:p text:style-name="P44"/>
      <text:p text:style-name="P44">There is more to know about the two input function that I anticipated. <text:s/>Specifically, if the program is executed under gdb control with inputs from the keyboard then fgets appears to function normally. <text:s/>However, if the program is executed under gdb control with inputs coming from an input file then fgets puts the running program into a f<text:span text:style-name="T21">ailed</text:span> state wherein no more inputs from the input file will be processed.</text:p>
      <text:p text:style-name="P44"/>
      <text:p text:style-name="P44">I have tested the above assertion with fgets in place, and the inputs will fail to be read from a file. <text:s/>I have tested the assertion with fgets commented out and execution continues normally. <text:s/>I believe the same behavior will come from scanf although I have not tested scanf extensively.</text:p>
      <text:p text:style-name="P44"/>
      <text:p text:style-name="P44">Surprisingly printf has nothing to do with the failed state error described above.</text:p>
      <text:p text:style-name="P44"/>
      <text:p text:style-name="P45">The purpose of academic assignments like this one is that a student will experience doing something physical with the objects of study. <text:s/>In this specific assignment the purpose is to <text:span text:style-name="T21">experience executing </text:span>gdb commands and see the outcomes.</text:p>
      <text:p text:style-name="P45"/>
      <text:p text:style-name="P45">For this Assignment 3 the instructor just wants you to experience <text:span text:style-name="T21">the use of</text:span> gdb commands. <text:s/>So this is what we’<text:span text:style-name="T21">ll</text:span> do. <text:s text:c="2"/>All the gdb commands will be placed before the first call to fgets or before the first call to scanf.</text:p>
      <text:p text:style-name="P30"/>
      <text:p text:style-name="P29"/>
      <text:p text:style-name="P30">Preliminary step. <text:s/>Look at your source code for triangle.asm. <text:s text:c="2"/>In the segment .data choose one of the existing strings. <text:s/>It could be a string like the following:</text:p>
      <text:p text:style-name="P30"/>
      <text:p text:style-name="P30"><text:tab/>welcome db “We solve all your problems.”,10,0</text:p>
      <text:p text:style-name="P29"/>
      <text:p text:style-name="P31">In the text below there are reference to “welcome” although your specific name may <text:span text:style-name="T21">be different</text:span></text:p>
      <text:p text:style-name="P29"/>
      <text:p text:style-name="P30">1. <text:s/>Run the program in gdb mode.</text:p>
      <text:p text:style-name="P30"/>
      <text:p text:style-name="P30">2. <text:s/>Set a break on main</text:p>
      <text:p text:style-name="P30"/>
      <text:p text:style-name="P30">3. <text:s/>Set a break on triangle</text:p>
      <text:p text:style-name="P29"/>
      <text:p text:style-name="P31">4. <text:s/>Set a break on the first line of the block in triangle.asm that contains the first use of fgets (or scanf) in the entire triangle function.</text:p>
      <text:p text:style-name="P29"/>
      <text:p text:style-name="P31">4 restated. <text:s/>Find the first occurrence of fgets (or scanf) in the triangle function. Put a break on the block that contains that first occurrence of fgets. <text:s/>You now have two breaks in the entire assignment 2 program.</text:p>
      <text:p text:style-name="P31"/>
      <text:p text:style-name="P31">5 <text:s/>Use a gdb command to show the two breaks</text:p>
      <text:p text:style-name="P31"/>
      <text:p text:style-name="P31">6. <text:s/>Run the program. <text:s/>Execution will stop on break #1</text:p>
      <text:p text:style-name="P31"><text:soft-page-break/></text:p>
      <text:p text:style-name="P31">7.Use navigation command(s) to advance to break #2</text:p>
      <text:p text:style-name="P31"/>
      <text:p text:style-name="P31">8. <text:s/>Use a gdb command to display the address of the first byte in welcome</text:p>
      <text:p text:style-name="P31"/>
      <text:p text:style-name="P31">9. <text:s/>Use a gdb command to display the printable character of the array in index position #4.</text:p>
      <text:p text:style-name="P31"/>
      <text:p text:style-name="P31">10. <text:s/>Use a gdb command to display the entire array of alphanumeric printable characters.</text:p>
      <text:p text:style-name="P29"/>
      <text:p text:style-name="P31">11. <text:s/>Use a gdb command to output the number of qwords in the current AR in decimal</text:p>
      <text:p text:style-name="P31"/>
      <text:p text:style-name="P31">12. <text:s/>Use a gdb command <text:span text:style-name="T19">to output the low end qword in xmm2 in unsigned long format.</text:span></text:p>
      <text:p text:style-name="P29"/>
      <text:p text:style-name="P32">13. <text:s/>Use navigation commands to allow execution to resume normally and continue to a clean termination.</text:p>
      <text:p text:style-name="P32"/>
      <text:p text:style-name="P32">14. <text:s/>Use the q command to fully exit from gdb.</text:p>
      <text:p text:style-name="P32"/>
      <text:p text:style-name="P32">End of run of test case #2.</text:p>
      <text:p text:style-name="P25"/>
      <text:p text:style-name="P32">Place all of the 14 commands into a text file where one command occupies one physical line in the file.</text:p>
      <text:p text:style-name="P32"/>
      <text:p text:style-name="P32">Run the program in batch mode like this: <text:s text:c="2"/>sh <text:s/>rg.sh &lt; inputs.txt</text:p>
      <text:p text:style-name="P33"/>
      <text:p text:style-name="P32">Now you are done.</text:p>
      <text:p text:style-name="P32"/>
      <text:p text:style-name="P32"/>
      <text:p text:style-name="P32"/>
      <text:p text:style-name="P11">Submission is optional</text:p>
      <text:p text:style-name="P32"/>
      <text:p text:style-name="P32">Submission is optional but is recommended. <text:s/>Send to the professor these files:</text:p>
      <text:p text:style-name="P32"><text:tab/>pythagoras.c</text:p>
      <text:p text:style-name="P32"><text:tab/>triangle.asm</text:p>
      <text:p text:style-name="P32"><text:tab/>rg.sh</text:p>
      <text:p text:style-name="P32"><text:tab/><text:span text:style-name="T20">input data file for test case #1</text:span></text:p>
      <text:p text:style-name="P32"><text:tab/><text:span text:style-name="T20">input data file for test case #2</text:span></text:p>
      <text:p text:style-name="P32"/>
      <text:p text:style-name="P32">Time is an issue. <text:s/>I will do my best to find time to test run your program on my machine and then send you feedback about my <text:span text:style-name="T21">evaluation.</text:span></text:p>
      <text:p text:style-name="P32"/>
      <text:p text:style-name="P32"/>
      <text:p text:style-name="P32"/>
      <text:p text:style-name="P34">In case you wanted to know: I did run successfully Test Case #2.</text:p>
      <text:p text:style-name="P33"/>
      <text:p text:style-name="P12">Recommended date of completion</text:p>
      <text:p text:style-name="P19"/>
      <text:p text:style-name="P19"><text:span text:style-name="T14">October </text:span><text:span text:style-name="T15">12</text:span><text:span text:style-name="T12">, 2021 </text:span><text:span text:style-name="T16">at 11:59p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8:41:58.894493336</meta:creation-date>
    <dc:date>2021-10-07T10:41:22.396148140</dc:date>
    <meta:editing-duration>PT7H24M41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4" meta:paragraph-count="74" meta:word-count="1111" meta:character-count="6297" meta:non-whitespace-character-count="5178"/>
  </office:meta>
</office:document-meta>
</file>